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1300000013A682FEA80A88470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 style:master-page-name="Endnote">
      <style:paragraph-properties style:page-number="auto"/>
    </style:style>
    <style:style style:name="P3" style:family="paragraph" style:parent-style-name="Standard" style:master-page-name="Footnote">
      <style:paragraph-properties style:page-number="auto"/>
    </style:style>
    <style:style style:name="P4" style:family="paragraph" style:parent-style-name="Standard" style:master-page-name="Index">
      <style:paragraph-properties style:page-number="auto"/>
    </style:style>
    <style:style style:name="P5" style:family="paragraph" style:parent-style-name="Standard" style:master-page-name="Landscape">
      <style:paragraph-properties style:page-number="auto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/>
      <text:p text:style-name="P5"/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Condensed1" svg:font-family="'DejaVu Sans Condensed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Red_20_Crossed_20_0_20_Degrees" draw:display-name="Red Crossed 0 Degrees" draw:style="double" draw:color="#800000" draw:distance="0.076cm" draw:rotation="900"/>
    <draw:fill-image draw:name="Bitmap_20_1" draw:display-name="Bitmap 1" xlink:href="Pictures/100002010000001300000013A682FEA80A88470E.png" xlink:type="simple" xlink:show="embed" xlink:actuate="onLoad"/>
    <draw:fill-image draw:name="nav_5f_home" draw:display-name="nav_home" xlink:href="Pictures/100002010000001300000013A682FEA80A88470E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Thin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Thin" style:font-family-asian="'Noto Sans CJK SC Thin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99cc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99cc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5cm" fo:margin-bottom="1.85cm" fo:margin-left="1.85cm" fo:margin-right="1.8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draw:fill-image-width="0cm" draw:fill-image-height="0cm" style:repeat="repeat" draw:fill-image-ref-point-x="0%" draw:fill-image-ref-point-y="0%" draw:fill-image-ref-point="top-left" draw:tile-repeat-offset="0% vertical" style:footnote-max-height="0cm">
        <style:background-image xlink:href="Pictures/100002010000001300000013A682FEA80A88470E.png" xlink:type="simple" xlink:actuate="onLoad"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8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hatch" draw:fill-hatch-name="Red_20_Crossed_20_0_20_Degrees" draw:fill-hatch-solid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itmap_20_1" style:repeat="stretch" draw:fill-image-ref-point="top-left" style:footnote-max-height="0cm">
        <style:background-image xlink:href="Pictures/100002010000001300000013A682FEA80A88470E.png" xlink:type="simple" xlink:actuate="onLoad" style:repeat="stretch"/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draw:fill="gradient" draw:fill-gradient-name="Pastel_20_Bouquet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draw:fill="bitmap" draw:fill-image-name="nav_5f_home" draw:fill-image-width="0cm" draw:fill-image-height="0cm" style:repeat="no-repeat" draw:fill-image-ref-point-x="0%" draw:fill-image-ref-point-y="0%" draw:fill-image-ref-point="top-left" style:footnote-max-height="0cm">
        <style:background-image xlink:href="Pictures/100002010000001300000013A682FEA80A88470E.png" xlink:type="simple" xlink:actuate="onLoad" style:position="top left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Footnote" style:page-layout-name="Mpm4"/>
    <style:master-page style:name="Index" style:page-layout-name="Mpm5"/>
    <style:master-page style:name="Landscape" style:page-layout-name="Mpm6"/>
    <style:master-page style:name="Envelo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3:27:52</meta:creation-date>
    <dc:date>2021-03-18T13:52:14.505296108</dc:date>
    <meta:editing-duration>PT10M10S</meta:editing-duration>
    <meta:editing-cycles>2</meta:editing-cycles>
    <meta:generator>LibreOfficeDev/6.4.8.0.0$Linux_X86_64 LibreOffice_project/29c6531f5da08d88fd703b80337d816f42da9f58</meta:generator>
    <meta:document-statistic meta:table-count="0" meta:image-count="0" meta:object-count="0" meta:page-count="6" meta:paragraph-count="0" meta:word-count="0" meta:character-count="0" meta:non-whitespace-character-count="0"/>
  </office:meta>
</office:document-meta>
</file>